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543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6.65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4c4c4c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/>
      <style:map style:condition="cell-content()=0" style:apply-style-name="Untitled3" style:base-cell-address="Hoja2.E2"/>
      <style:map style:condition="cell-content()=1" style:apply-style-name="Untitled2" style:base-cell-address="Hoja2.E2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E3"/>
      <style:map style:condition="cell-content()=1" style:apply-style-name="Untitled2" style:base-cell-address="Hoja2.E3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E4"/>
      <style:map style:condition="cell-content()=1" style:apply-style-name="Untitled2" style:base-cell-address="Hoja2.E4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5"/>
      <style:map style:condition="cell-content()=1" style:apply-style-name="Untitled2" style:base-cell-address="Hoja2.E5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7"/>
      <style:map style:condition="cell-content()=1" style:apply-style-name="Untitled2" style:base-cell-address="Hoja2.E7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8"/>
      <style:map style:condition="cell-content()=1" style:apply-style-name="Untitled2" style:base-cell-address="Hoja2.E8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9"/>
      <style:map style:condition="cell-content()=1" style:apply-style-name="Untitled2" style:base-cell-address="Hoja2.E9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10"/>
      <style:map style:condition="cell-content()=1" style:apply-style-name="Untitled2" style:base-cell-address="Hoja2.E10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E12"/>
      <style:map style:condition="cell-content()=1" style:apply-style-name="Untitled2" style:base-cell-address="Hoja2.E1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E13"/>
      <style:map style:condition="cell-content()=1" style:apply-style-name="Untitled2" style:base-cell-address="Hoja2.E13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E15"/>
      <style:map style:condition="cell-content()=1" style:apply-style-name="Untitled2" style:base-cell-address="Hoja2.E15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E17"/>
      <style:map style:condition="cell-content()=1" style:apply-style-name="Untitled2" style:base-cell-address="Hoja2.E17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E18"/>
      <style:map style:condition="cell-content()=1" style:apply-style-name="Untitled2" style:base-cell-address="Hoja2.E18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E20"/>
      <style:map style:condition="cell-content()=1" style:apply-style-name="Untitled2" style:base-cell-address="Hoja2.E20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F17"/>
      <style:map style:condition="cell-content()=1" style:apply-style-name="Untitled2" style:base-cell-address="Hoja2.F17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F18"/>
      <style:map style:condition="cell-content()=1" style:apply-style-name="Untitled2" style:base-cell-address="Hoja2.F18"/>
    </style:style>
    <style:style style:name="ce27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del_id:id</text:p>
          </table:table-cell>
          <table:table-cell table:style-name="ce5" office:value-type="string" calcext:value-type="string">
            <text:p>group_id:id</text:p>
          </table:table-cell>
          <table:table-cell table:style-name="ce10" office:value-type="string" calcext:value-type="string">
            <text:p>perm_read</text:p>
          </table:table-cell>
          <table:table-cell table:style-name="ce10" office:value-type="string" calcext:value-type="string">
            <text:p>perm_write</text:p>
          </table:table-cell>
          <table:table-cell table:style-name="ce10" office:value-type="string" calcext:value-type="string">
            <text:p>perm_create</text:p>
          </table:table-cell>
          <table:table-cell table:style-name="ce10" office:value-type="string" calcext:value-type="string">
            <text:p>perm_unlink</text:p>
          </table:table-cell>
          <table:table-cell table:style-name="ce27" table:number-columns-repeated="1016"/>
        </table:table-row>
        <table:table-row table:style-name="ro4">
          <table:table-cell table:style-name="ce3" table:formula="of:=CONCATENATE( &quot;access_&quot;;  SUBSTITUTE([.B2];&quot;.&quot;;&quot;_&quot;); &quot;_&quot; ;RIGHT([.D2];LEN([.D2])-FIND(&quot;_&quot;;[.D2]))          )" office:value-type="string" office:string-value="access_kemas_ministry_kemas_manager" calcext:value-type="string">
            <text:p>access_kemas_ministry_kemas_manager</text:p>
          </table:table-cell>
          <table:table-cell office:value-type="string" calcext:value-type="string">
            <text:p>kemas.ministry</text:p>
          </table:table-cell>
          <table:table-cell table:style-name="ce3" table:formula="of:=CONCATENATE(LEFT([.B2];FIND(&quot;.&quot;;[.B2])); &quot;model_&quot;;  SUBSTITUTE([.B2];&quot;.&quot;;&quot;_&quot;)          )" office:value-type="string" office:string-value="kemas.model_kemas_ministry" calcext:value-type="string">
            <text:p>kemas.model_kemas_ministry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];&quot;.&quot;;&quot;_&quot;); &quot;_&quot; ;RIGHT([.D3];LEN([.D3])-FIND(&quot;_&quot;;[.D3]))          )" office:value-type="string" office:string-value="access_kemas_specialization_course_kemas_manager" calcext:value-type="string">
            <text:p>access_kemas_specialization_course_kemas_manager</text:p>
          </table:table-cell>
          <table:table-cell office:value-type="string" calcext:value-type="string">
            <text:p>kemas.specialization.course</text:p>
          </table:table-cell>
          <table:table-cell table:style-name="ce3" table:formula="of:=CONCATENATE(LEFT([.B3];FIND(&quot;.&quot;;[.B3])); &quot;model_&quot;;  SUBSTITUTE([.B3];&quot;.&quot;;&quot;_&quot;)          )" office:value-type="string" office:string-value="kemas.model_kemas_specialization_course" calcext:value-type="string">
            <text:p>kemas.model_kemas_specialization_course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4];&quot;.&quot;;&quot;_&quot;); &quot;_&quot; ;RIGHT([.D4];LEN([.D4])-FIND(&quot;_&quot;;[.D4]))          )" office:value-type="string" office:string-value="access_kemas_specialization_course_level_kemas_manager" calcext:value-type="string">
            <text:p>access_kemas_specialization_course_level_kemas_manager</text:p>
          </table:table-cell>
          <table:table-cell office:value-type="string" calcext:value-type="string">
            <text:p>kemas.specialization.course.level</text:p>
          </table:table-cell>
          <table:table-cell table:style-name="ce3" table:formula="of:=CONCATENATE(LEFT([.B4];FIND(&quot;.&quot;;[.B4])); &quot;model_&quot;;  SUBSTITUTE([.B4];&quot;.&quot;;&quot;_&quot;)          )" office:value-type="string" office:string-value="kemas.model_kemas_specialization_course_level" calcext:value-type="string">
            <text:p>kemas.model_kemas_specialization_course_level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];&quot;.&quot;;&quot;_&quot;); &quot;_&quot; ;RIGHT([.D5];LEN([.D5])-FIND(&quot;_&quot;;[.D5]))          )" office:value-type="string" office:string-value="access_kemas_specialization_course_line_kemas_manager" calcext:value-type="string">
            <text:p>access_kemas_specialization_course_line_kemas_manager</text:p>
          </table:table-cell>
          <table:table-cell office:value-type="string" calcext:value-type="string">
            <text:p>kemas.specialization.course.line</text:p>
          </table:table-cell>
          <table:table-cell table:style-name="ce3" table:formula="of:=CONCATENATE(LEFT([.B5];FIND(&quot;.&quot;;[.B5])); &quot;model_&quot;;  SUBSTITUTE([.B5];&quot;.&quot;;&quot;_&quot;)          )" office:value-type="string" office:string-value="kemas.model_kemas_specialization_course_line" calcext:value-type="string">
            <text:p>kemas.model_kemas_specialization_course_line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3" table:formula="of:=CONCATENATE( &quot;access_&quot;;  SUBSTITUTE([.B7];&quot;.&quot;;&quot;_&quot;); &quot;_&quot; ;RIGHT([.D7];LEN([.D7])-FIND(&quot;_&quot;;[.D7]))          )" office:value-type="string" office:string-value="access_kemas_ministry_kemas_collaborator" calcext:value-type="string">
            <text:p>access_kemas_ministry_kemas_collaborator</text:p>
          </table:table-cell>
          <table:table-cell office:value-type="string" calcext:value-type="string">
            <text:p>kemas.ministry</text:p>
          </table:table-cell>
          <table:table-cell table:style-name="ce3" table:formula="of:=CONCATENATE(LEFT([.B7];FIND(&quot;.&quot;;[.B7])); &quot;model_&quot;;  SUBSTITUTE([.B7];&quot;.&quot;;&quot;_&quot;)          )" office:value-type="string" office:string-value="kemas.model_kemas_ministry" calcext:value-type="string">
            <text:p>kemas.model_kemas_ministry</text:p>
          </table:table-cell>
          <table:table-cell office:value-type="string" calcext:value-type="string">
            <text:p>kemas.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];&quot;.&quot;;&quot;_&quot;); &quot;_&quot; ;RIGHT([.D8];LEN([.D8])-FIND(&quot;_&quot;;[.D8]))          )" office:value-type="string" office:string-value="access_kemas_specialization_course_kemas_collaborator" calcext:value-type="string">
            <text:p>access_kemas_specialization_course_kemas_collaborator</text:p>
          </table:table-cell>
          <table:table-cell office:value-type="string" calcext:value-type="string">
            <text:p>kemas.specialization.course</text:p>
          </table:table-cell>
          <table:table-cell table:style-name="ce3" table:formula="of:=CONCATENATE(LEFT([.B8];FIND(&quot;.&quot;;[.B8])); &quot;model_&quot;;  SUBSTITUTE([.B8];&quot;.&quot;;&quot;_&quot;)          )" office:value-type="string" office:string-value="kemas.model_kemas_specialization_course" calcext:value-type="string">
            <text:p>kemas.model_kemas_specialization_course</text:p>
          </table:table-cell>
          <table:table-cell office:value-type="string" calcext:value-type="string">
            <text:p>kemas.group_kemas_collaborator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];&quot;.&quot;;&quot;_&quot;); &quot;_&quot; ;RIGHT([.D9];LEN([.D9])-FIND(&quot;_&quot;;[.D9]))          )" office:value-type="string" office:string-value="access_kemas_specialization_course_level_kemas_collaborator" calcext:value-type="string">
            <text:p>access_kemas_specialization_course_level_kemas_collaborator</text:p>
          </table:table-cell>
          <table:table-cell office:value-type="string" calcext:value-type="string">
            <text:p>kemas.specialization.course.level</text:p>
          </table:table-cell>
          <table:table-cell table:style-name="ce3" table:formula="of:=CONCATENATE(LEFT([.B9];FIND(&quot;.&quot;;[.B9])); &quot;model_&quot;;  SUBSTITUTE([.B9];&quot;.&quot;;&quot;_&quot;)          )" office:value-type="string" office:string-value="kemas.model_kemas_specialization_course_level" calcext:value-type="string">
            <text:p>kemas.model_kemas_specialization_course_level</text:p>
          </table:table-cell>
          <table:table-cell office:value-type="string" calcext:value-type="string">
            <text:p>kemas.group_kemas_collaborator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];&quot;.&quot;;&quot;_&quot;); &quot;_&quot; ;RIGHT([.D10];LEN([.D10])-FIND(&quot;_&quot;;[.D10]))          )" office:value-type="string" office:string-value="access_kemas_specialization_course_line_kemas_collaborator" calcext:value-type="string">
            <text:p>access_kemas_specialization_course_line_kemas_collaborator</text:p>
          </table:table-cell>
          <table:table-cell office:value-type="string" calcext:value-type="string">
            <text:p>kemas.specialization.course.line</text:p>
          </table:table-cell>
          <table:table-cell table:style-name="ce3" table:formula="of:=CONCATENATE(LEFT([.B10];FIND(&quot;.&quot;;[.B10])); &quot;model_&quot;;  SUBSTITUTE([.B10];&quot;.&quot;;&quot;_&quot;)          )" office:value-type="string" office:string-value="kemas.model_kemas_specialization_course_line" calcext:value-type="string">
            <text:p>kemas.model_kemas_specialization_course_line</text:p>
          </table:table-cell>
          <table:table-cell office:value-type="string" calcext:value-type="string">
            <text:p>kemas.group_kemas_collaborator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3" table:formula="of:=CONCATENATE( &quot;access_&quot;;  SUBSTITUTE([.B12];&quot;.&quot;;&quot;_&quot;); &quot;_&quot; ;RIGHT([.D12];LEN([.D12])-FIND(&quot;_&quot;;[.D12]))          )" office:value-type="string" office:string-value="access_kemas_ministry_kemas_register_attedance" calcext:value-type="string">
            <text:p>access_kemas_ministry_kemas_register_attedance</text:p>
          </table:table-cell>
          <table:table-cell office:value-type="string" calcext:value-type="string">
            <text:p>kemas.ministry</text:p>
          </table:table-cell>
          <table:table-cell table:style-name="ce3" table:formula="of:=CONCATENATE(LEFT([.B12];FIND(&quot;.&quot;;[.B12])); &quot;model_&quot;;  SUBSTITUTE([.B12];&quot;.&quot;;&quot;_&quot;)          )" office:value-type="string" office:string-value="kemas.model_kemas_ministry" calcext:value-type="string">
            <text:p>kemas.model_kemas_ministry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];&quot;.&quot;;&quot;_&quot;); &quot;_&quot; ;RIGHT([.D13];LEN([.D13])-FIND(&quot;_&quot;;[.D13]))          )" office:value-type="string" office:string-value="access_kemas_specialization_course_kemas_register_attedance" calcext:value-type="string">
            <text:p>access_kemas_specialization_course_kemas_register_attedance</text:p>
          </table:table-cell>
          <table:table-cell office:value-type="string" calcext:value-type="string">
            <text:p>kemas.specialization.course</text:p>
          </table:table-cell>
          <table:table-cell table:style-name="ce3" table:formula="of:=CONCATENATE(LEFT([.B13];FIND(&quot;.&quot;;[.B13])); &quot;model_&quot;;  SUBSTITUTE([.B13];&quot;.&quot;;&quot;_&quot;)          )" office:value-type="string" office:string-value="kemas.model_kemas_specialization_course" calcext:value-type="string">
            <text:p>kemas.model_kemas_specialization_course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];&quot;.&quot;;&quot;_&quot;); &quot;_&quot; ;RIGHT([.D14];LEN([.D14])-FIND(&quot;_&quot;;[.D14]))          )" office:value-type="string" office:string-value="access_kemas_specialization_course_level_kemas_register_attedance" calcext:value-type="string">
            <text:p>access_kemas_specialization_course_level_kemas_register_attedance</text:p>
          </table:table-cell>
          <table:table-cell office:value-type="string" calcext:value-type="string">
            <text:p>kemas.specialization.course.level</text:p>
          </table:table-cell>
          <table:table-cell table:style-name="ce3" table:formula="of:=CONCATENATE(LEFT([.B14];FIND(&quot;.&quot;;[.B14])); &quot;model_&quot;;  SUBSTITUTE([.B14];&quot;.&quot;;&quot;_&quot;)          )" office:value-type="string" office:string-value="kemas.model_kemas_specialization_course_level" calcext:value-type="string">
            <text:p>kemas.model_kemas_specialization_course_level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15];&quot;.&quot;;&quot;_&quot;); &quot;_&quot; ;RIGHT([.D15];LEN([.D15])-FIND(&quot;_&quot;;[.D15]))          )" office:value-type="string" office:string-value="access_kemas_specialization_course_line_kemas_register_attedance" calcext:value-type="string">
            <text:p>access_kemas_specialization_course_line_kemas_register_attedance</text:p>
          </table:table-cell>
          <table:table-cell office:value-type="string" calcext:value-type="string">
            <text:p>kemas.specialization.course.line</text:p>
          </table:table-cell>
          <table:table-cell table:style-name="ce3" table:formula="of:=CONCATENATE(LEFT([.B15];FIND(&quot;.&quot;;[.B15])); &quot;model_&quot;;  SUBSTITUTE([.B15];&quot;.&quot;;&quot;_&quot;)          )" office:value-type="string" office:string-value="kemas.model_kemas_specialization_course_line" calcext:value-type="string">
            <text:p>kemas.model_kemas_specialization_course_line</text:p>
          </table:table-cell>
          <table:table-cell office:value-type="string" calcext:value-type="string">
            <text:p>kemas.group_kemas_register_attedanc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3" table:formula="of:=CONCATENATE( &quot;access_&quot;;  SUBSTITUTE([.B17];&quot;.&quot;;&quot;_&quot;); &quot;_&quot; ;RIGHT([.D17];LEN([.D17])-FIND(&quot;_&quot;;[.D17]))          )" office:value-type="string" office:string-value="access_kemas_ministry_kemas_admin" calcext:value-type="string">
            <text:p>access_kemas_ministry_kemas_admin</text:p>
          </table:table-cell>
          <table:table-cell office:value-type="string" calcext:value-type="string">
            <text:p>kemas.ministry</text:p>
          </table:table-cell>
          <table:table-cell table:style-name="ce3" table:formula="of:=CONCATENATE(LEFT([.B17];FIND(&quot;.&quot;;[.B17])); &quot;model_&quot;;  SUBSTITUTE([.B17];&quot;.&quot;;&quot;_&quot;)          )" office:value-type="string" office:string-value="kemas.model_kemas_ministry" calcext:value-type="string">
            <text:p>kemas.model_kemas_ministry</text:p>
          </table:table-cell>
          <table:table-cell office:value-type="string" calcext:value-type="string">
            <text:p>kemas.group_kemas_admin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8];&quot;.&quot;;&quot;_&quot;); &quot;_&quot; ;RIGHT([.D18];LEN([.D18])-FIND(&quot;_&quot;;[.D18]))          )" office:value-type="string" office:string-value="access_kemas_specialization_course_kemas_admin" calcext:value-type="string">
            <text:p>access_kemas_specialization_course_kemas_admin</text:p>
          </table:table-cell>
          <table:table-cell office:value-type="string" calcext:value-type="string">
            <text:p>kemas.specialization.course</text:p>
          </table:table-cell>
          <table:table-cell table:style-name="ce3" table:formula="of:=CONCATENATE(LEFT([.B18];FIND(&quot;.&quot;;[.B18])); &quot;model_&quot;;  SUBSTITUTE([.B18];&quot;.&quot;;&quot;_&quot;)          )" office:value-type="string" office:string-value="kemas.model_kemas_specialization_course" calcext:value-type="string">
            <text:p>kemas.model_kemas_specialization_course</text:p>
          </table:table-cell>
          <table:table-cell office:value-type="string" calcext:value-type="string">
            <text:p>kemas.group_kemas_admin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9];&quot;.&quot;;&quot;_&quot;); &quot;_&quot; ;RIGHT([.D19];LEN([.D19])-FIND(&quot;_&quot;;[.D19]))          )" office:value-type="string" office:string-value="access_kemas_specialization_course_level_kemas_admin" calcext:value-type="string">
            <text:p>access_kemas_specialization_course_level_kemas_admin</text:p>
          </table:table-cell>
          <table:table-cell office:value-type="string" calcext:value-type="string">
            <text:p>kemas.specialization.course.level</text:p>
          </table:table-cell>
          <table:table-cell table:style-name="ce3" table:formula="of:=CONCATENATE(LEFT([.B19];FIND(&quot;.&quot;;[.B19])); &quot;model_&quot;;  SUBSTITUTE([.B19];&quot;.&quot;;&quot;_&quot;)          )" office:value-type="string" office:string-value="kemas.model_kemas_specialization_course_level" calcext:value-type="string">
            <text:p>kemas.model_kemas_specialization_course_level</text:p>
          </table:table-cell>
          <table:table-cell office:value-type="string" calcext:value-type="string">
            <text:p>kemas.group_kemas_admin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20];&quot;.&quot;;&quot;_&quot;); &quot;_&quot; ;RIGHT([.D20];LEN([.D20])-FIND(&quot;_&quot;;[.D20]))          )" office:value-type="string" office:string-value="access_kemas_specialization_course_line_kemas_admin" calcext:value-type="string">
            <text:p>access_kemas_specialization_course_line_kemas_admin</text:p>
          </table:table-cell>
          <table:table-cell office:value-type="string" calcext:value-type="string">
            <text:p>kemas.specialization.course.line</text:p>
          </table:table-cell>
          <table:table-cell table:style-name="ce3" table:formula="of:=CONCATENATE(LEFT([.B20];FIND(&quot;.&quot;;[.B20])); &quot;model_&quot;;  SUBSTITUTE([.B20];&quot;.&quot;;&quot;_&quot;)          )" office:value-type="string" office:string-value="kemas.model_kemas_specialization_course_line" calcext:value-type="string">
            <text:p>kemas.model_kemas_specialization_course_line</text:p>
          </table:table-cell>
          <table:table-cell office:value-type="string" calcext:value-type="string">
            <text:p>kemas.group_kemas_admin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9"/>
          <table:table-cell table:style-name="ce7"/>
          <table:table-cell table:style-name="ce9" table:number-columns-repeated="1021"/>
        </table:table-row>
        <table:table-row table:style-name="ro2" table:number-rows-repeated="1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3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38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38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2" table:number-rows-repeated="10480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10:Hoja2.H10 Hoja2.E14:Hoja2.H14 Hoja2.E19:Hoja2.H19">
            <calcext:condition calcext:apply-style-name="Untitled3" calcext:value="=0" calcext:base-cell-address="Hoja2.E10"/>
            <calcext:condition calcext:apply-style-name="Untitled2" calcext:value="=1" calcext:base-cell-address="Hoja2.E10"/>
          </calcext:conditional-format>
          <calcext:conditional-format calcext:target-range-address="Hoja2.E2:Hoja2.H2">
            <calcext:condition calcext:apply-style-name="Untitled3" calcext:value="=0" calcext:base-cell-address="Hoja2.E2"/>
            <calcext:condition calcext:apply-style-name="Untitled2" calcext:value="=1" calcext:base-cell-address="Hoja2.E2"/>
          </calcext:conditional-format>
          <calcext:conditional-format calcext:target-range-address="Hoja2.E3:Hoja2.H3">
            <calcext:condition calcext:apply-style-name="Untitled3" calcext:value="=0" calcext:base-cell-address="Hoja2.E3"/>
            <calcext:condition calcext:apply-style-name="Untitled2" calcext:value="=1" calcext:base-cell-address="Hoja2.E3"/>
          </calcext:conditional-format>
          <calcext:conditional-format calcext:target-range-address="Hoja2.E7:Hoja2.H7">
            <calcext:condition calcext:apply-style-name="Untitled3" calcext:value="=0" calcext:base-cell-address="Hoja2.E7"/>
            <calcext:condition calcext:apply-style-name="Untitled2" calcext:value="=1" calcext:base-cell-address="Hoja2.E7"/>
          </calcext:conditional-format>
          <calcext:conditional-format calcext:target-range-address="Hoja2.E12:Hoja2.H12">
            <calcext:condition calcext:apply-style-name="Untitled3" calcext:value="=0" calcext:base-cell-address="Hoja2.E12"/>
            <calcext:condition calcext:apply-style-name="Untitled2" calcext:value="=1" calcext:base-cell-address="Hoja2.E12"/>
          </calcext:conditional-format>
          <calcext:conditional-format calcext:target-range-address="Hoja2.G17:Hoja2.H17 Hoja2.E17:Hoja2.E17">
            <calcext:condition calcext:apply-style-name="Untitled3" calcext:value="=0" calcext:base-cell-address="Hoja2.E17"/>
            <calcext:condition calcext:apply-style-name="Untitled2" calcext:value="=1" calcext:base-cell-address="Hoja2.E17"/>
          </calcext:conditional-format>
          <calcext:conditional-format calcext:target-range-address="Hoja2.E4:Hoja2.H4">
            <calcext:condition calcext:apply-style-name="Untitled3" calcext:value="=0" calcext:base-cell-address="Hoja2.E4"/>
            <calcext:condition calcext:apply-style-name="Untitled2" calcext:value="=1" calcext:base-cell-address="Hoja2.E4"/>
          </calcext:conditional-format>
          <calcext:conditional-format calcext:target-range-address="Hoja2.E5:Hoja2.H5">
            <calcext:condition calcext:apply-style-name="Untitled3" calcext:value="=0" calcext:base-cell-address="Hoja2.E5"/>
            <calcext:condition calcext:apply-style-name="Untitled2" calcext:value="=1" calcext:base-cell-address="Hoja2.E5"/>
          </calcext:conditional-format>
          <calcext:conditional-format calcext:target-range-address="Hoja2.E8:Hoja2.H8">
            <calcext:condition calcext:apply-style-name="Untitled3" calcext:value="=0" calcext:base-cell-address="Hoja2.E8"/>
            <calcext:condition calcext:apply-style-name="Untitled2" calcext:value="=1" calcext:base-cell-address="Hoja2.E8"/>
          </calcext:conditional-format>
          <calcext:conditional-format calcext:target-range-address="Hoja2.E9:Hoja2.H9">
            <calcext:condition calcext:apply-style-name="Untitled3" calcext:value="=0" calcext:base-cell-address="Hoja2.E9"/>
            <calcext:condition calcext:apply-style-name="Untitled2" calcext:value="=1" calcext:base-cell-address="Hoja2.E9"/>
          </calcext:conditional-format>
          <calcext:conditional-format calcext:target-range-address="Hoja2.E13:Hoja2.H13">
            <calcext:condition calcext:apply-style-name="Untitled3" calcext:value="=0" calcext:base-cell-address="Hoja2.E13"/>
            <calcext:condition calcext:apply-style-name="Untitled2" calcext:value="=1" calcext:base-cell-address="Hoja2.E13"/>
          </calcext:conditional-format>
          <calcext:conditional-format calcext:target-range-address="Hoja2.G18:Hoja2.H18 Hoja2.E18:Hoja2.E18">
            <calcext:condition calcext:apply-style-name="Untitled3" calcext:value="=0" calcext:base-cell-address="Hoja2.E18"/>
            <calcext:condition calcext:apply-style-name="Untitled2" calcext:value="=1" calcext:base-cell-address="Hoja2.E18"/>
          </calcext:conditional-format>
          <calcext:conditional-format calcext:target-range-address="Hoja2.E15:Hoja2.H15">
            <calcext:condition calcext:apply-style-name="Untitled3" calcext:value="=0" calcext:base-cell-address="Hoja2.E15"/>
            <calcext:condition calcext:apply-style-name="Untitled2" calcext:value="=1" calcext:base-cell-address="Hoja2.E15"/>
          </calcext:conditional-format>
          <calcext:conditional-format calcext:target-range-address="Hoja2.E20:Hoja2.H20">
            <calcext:condition calcext:apply-style-name="Untitled3" calcext:value="=0" calcext:base-cell-address="Hoja2.E20"/>
            <calcext:condition calcext:apply-style-name="Untitled2" calcext:value="=1" calcext:base-cell-address="Hoja2.E20"/>
          </calcext:conditional-format>
          <calcext:conditional-format calcext:target-range-address="Hoja2.F17:Hoja2.F17">
            <calcext:condition calcext:apply-style-name="Untitled3" calcext:value="=0" calcext:base-cell-address="Hoja2.F17"/>
            <calcext:condition calcext:apply-style-name="Untitled2" calcext:value="=1" calcext:base-cell-address="Hoja2.F17"/>
          </calcext:conditional-format>
          <calcext:conditional-format calcext:target-range-address="Hoja2.F18:Hoja2.F18">
            <calcext:condition calcext:apply-style-name="Untitled3" calcext:value="=0" calcext:base-cell-address="Hoja2.F18"/>
            <calcext:condition calcext:apply-style-name="Untitled2" calcext:value="=1" calcext:base-cell-address="Hoja2.F18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6:34:29.0316236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09-19T16:39:36.535214355</dc:date>
    <meta:editing-duration>PT18H38M44S</meta:editing-duration>
    <meta:editing-cycles>210</meta:editing-cycles>
    <meta:document-statistic meta:table-count="2" meta:cell-count="3024" meta:object-count="0"/>
  </office:meta>
</office:document-meta>
</file>